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21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2.011cm" fo:margin-right="0cm" fo:text-align="center" fo:text-indent="-1.693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2.062cm" fo:margin-right="0cm" fo:text-indent="-2.062cm"/>
    </style:style>
    <style:style style:name="P9" style:family="paragraph">
      <style:paragraph-properties fo:margin-left="0.318cm" fo:margin-right="0cm" fo:text-indent="-0.318cm"/>
    </style:style>
    <style:style style:name="P10" style:family="paragraph">
      <style:paragraph-properties fo:margin-left="0.318cm" fo:margin-right="0cm" fo:text-indent="0cm"/>
    </style:style>
    <style:style style:name="P11" style:family="paragraph">
      <loext:graphic-properties draw:fill="none" draw:fill-color="#ffffff"/>
      <style:paragraph-properties fo:margin-left="0cm" fo:margin-right="0cm" fo:text-indent="0cm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1" fo:font-size="35pt" fo:text-shadow="none" fo:font-weight="bold" style:font-size-asian="35pt" style:font-weight-asian="bold" style:font-size-complex="35pt" style:font-weight-complex="bold"/>
    </style:style>
    <style:style style:name="T6" style:family="text">
      <style:text-properties fo:color="#000000" style:font-name="Segoe UI1" fo:font-size="33pt" fo:text-shadow="none" fo:font-weight="bold" style:font-size-asian="33pt" style:font-weight-asian="bold" style:font-size-complex="33pt" style:font-weight-complex="bold"/>
    </style:style>
    <style:style style:name="T7" style:family="text">
      <style:text-properties fo:color="#000000" style:font-name="Segoe UI1" fo:font-size="26pt" fo:text-shadow="1pt 1pt" style:font-size-asian="26pt" style:font-size-complex="26pt"/>
    </style:style>
    <style:style style:name="T8" style:family="text">
      <style:text-properties fo:color="#000000" style:font-name="Segoe UI Semibold" fo:font-size="20pt" fo:text-shadow="none" style:font-size-asian="20pt" style:font-size-complex="20pt"/>
    </style:style>
    <style:style style:name="T9" style:family="text">
      <style:text-properties fo:color="#ffffff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744</text:span></text:p>
            <text:p text:style-name="P1"><text:span text:style-name="T2">“</text:span><text:span text:style-name="T2">Amazing Grac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4" draw:layer="layout" svg:width="25.4cm" svg:height="7.011cm" svg:x="1.27cm" svg:y="0.863cm">
          <draw:text-box>
            <text:p text:style-name="P1"><text:span text:style-name="T3">1.</text:span><text:span text:style-name="T4"> Amazing grace-how sweet the sound-</text:span><text:span text:style-name="T4"><text:line-break/></text:span><text:span text:style-name="T4">That saved a wretch like me!</text:span><text:span text:style-name="T4"><text:line-break/></text:span><text:span text:style-name="T4">I once was lost but now am found,</text:span><text:span text:style-name="T4"><text:line-break/></text:span><text:span text:style-name="T4">Was blind but now I se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4" draw:layer="layout" svg:width="25.4cm" svg:height="7.011cm" svg:x="1.27cm" svg:y="0.762cm">
          <draw:text-box>
            <text:p text:style-name="P1"><text:span text:style-name="T3">2.</text:span><text:span text:style-name="T4"> The Lord has promised good to me,</text:span><text:span text:style-name="T4"><text:line-break/></text:span><text:span text:style-name="T4">His Word my hope secures;</text:span><text:span text:style-name="T4"><text:line-break/></text:span><text:span text:style-name="T4">He will my shield and portion be</text:span><text:span text:style-name="T4"><text:line-break/></text:span><text:span text:style-name="T4">As long as life endur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4" draw:layer="layout" svg:width="25.4cm" svg:height="7.011cm" svg:x="1.27cm" svg:y="0.762cm">
          <draw:text-box>
            <text:p text:style-name="P1"><text:span text:style-name="T3">3.</text:span><text:span text:style-name="T4"> </text:span><text:span text:style-name="T5">Through many dangers, toils, and snares</text:span><text:span text:style-name="T4"><text:line-break/></text:span><text:span text:style-name="T4">I have already come;</text:span><text:span text:style-name="T4"><text:line-break/></text:span><text:span text:style-name="T4">His grace has brought me safe thus far,</text:span><text:span text:style-name="T4"><text:line-break/></text:span><text:span text:style-name="T4">His grace will lead me ho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4" draw:layer="layout" svg:width="25.4cm" svg:height="7.011cm" svg:x="1.248cm" svg:y="0.71cm">
          <draw:text-box>
            <text:p text:style-name="P1"><text:span text:style-name="T3">4.</text:span><text:span text:style-name="T4"> Yes, when this flesh and heart shall fail</text:span></text:p>
            <text:p text:style-name="P6"><text:span text:style-name="T4"><text:s text:c="3"/></text:span><text:span text:style-name="T4">And mortal life shall cease,</text:span></text:p>
            <text:p text:style-name="P6"><text:span text:style-name="T4"><text:s text:c="3"/></text:span><text:span text:style-name="T4">Amazing grace shall then prevail</text:span></text:p>
            <text:p text:style-name="P6"><text:span text:style-name="T4"><text:s text:c="3"/></text:span><text:span text:style-name="T4">In heaven’s joy and peac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4" draw:text-style-name="P11" draw:layer="layout" svg:width="25.654cm" svg:height="13.464cm" svg:x="1.27cm" svg:y="0.959cm">
          <draw:text-box>
            <text:p text:style-name="P7"><text:span text:style-name="T3">5.</text:span><text:span text:style-name="T4"> </text:span><text:span text:style-name="T6">When we’ve been there ten thousand years,</text:span></text:p>
            <text:p text:style-name="P7"><text:span text:style-name="T4">Bright shining as the sun,</text:span></text:p>
            <text:p text:style-name="P8"><text:span text:style-name="T4">We’ve no less days to sing God’s praise</text:span></text:p>
            <text:p text:style-name="P7"><text:span text:style-name="T4">Than when we’d first begun. <text:s/></text:span></text:p>
            <text:p text:style-name="P9"><text:span text:style-name="T7"/></text:p>
            <text:p text:style-name="P9"><text:span text:style-name="T7"/></text:p>
            <text:p text:style-name="P9"><text:span text:style-name="T7"><text:s text:c="2"/></text:span><text:span text:style-name="T8">© 1991 Editorial Concordia. </text:span></text:p>
            <text:p text:style-name="P9"><text:span text:style-name="T8"><text:s text:c="2"/></text:span><text:span text:style-name="T8">Used by permission: </text:span></text:p>
            <text:p text:style-name="P9"><text:span text:style-name="T8"><text:s text:c="2"/></text:span><text:span text:style-name="T8">LSB Hymn License .NET, no. 100011038.</text:span></text:p>
            <text:p text:style-name="P10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4T10:19:18.117000000</meta:creation-date>
    <dc:title>Hymn template</dc:title>
    <meta:editing-duration>PT19M31S</meta:editing-duration>
    <meta:editing-cycles>12</meta:editing-cycles>
    <meta:generator>LibreOffice/5.4.1.2$Windows_X86_64 LibreOffice_project/ea7cb86e6eeb2bf3a5af73a8f7777ac570321527</meta:generator>
    <meta:initial-creator>Arthur Hoch</meta:initial-creator>
    <dc:date>2017-09-21T19:29:33.035000000</dc:date>
    <meta:document-statistic meta:object-count="39"/>
    <meta:template xlink:type="simple" xlink:actuate="onRequest" xlink:title="Hymn template" xlink:href="../../AppData/Roaming/LibreOffice/4/user/template/Worship%20Templsates/Hymn%20template.otp" meta:date="2015-03-14T10:19:17.817000000"/>
  </office:meta>
</office:document-meta>
</file>